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3"/>
    <style:style style:name="P2" style:family="paragraph" style:parent-style-name="List_20_Paragraph" style:list-style-name="WWNum2"/>
    <style:style style:name="P3" style:family="paragraph" style:parent-style-name="Standard" style:list-style-name="WWNum2"/>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Running the Code</text:span><text:span text:style-name="T1"/></text:p>
      <text:list text:style-name="WWNum3">
        <text:list-item>
          <text:p text:style-name="P1">Download the dataset zip from the following drive link: <text:a xlink:type="simple" xlink:href="https://drive.google.com/file/d/1UFKHQn73O11uorm4on8t5D1BJpXlb3Z6/view?usp=drive_link" office:target-frame-name="_new" xlink:show="replace" text:style-name="Internet_20_link" text:visited-style-name="Visited_20_Internet_20_Link"><text:span text:style-name="Internet_20_link">Dataset Zip</text:span></text:a>.</text:p>
        </text:list-item>
        <text:list-item>
          <text:p text:style-name="P1">Upload the downloaded zip file to your Google Drive.</text:p>
        </text:list-item>
      </text:list>
      <text:list text:style-name="WWNum2">
        <text:list-item>
          <text:p text:style-name="P3"><text:span text:style-name="T1">Open a Colab Notebook:</text:span></text:p>
          <text:list>
            <text:list-item>
              <text:p text:style-name="P3">Upload and open the Colab notebook provided <text:span text:style-name="T1"><text:s/></text:span>using Google Colab.</text:p>
            </text:list-item>
            <text:list-item>
              <text:p text:style-name="P3">Connect to the runtime. To reduce execution time, select the GPU runtime.</text:p>
            </text:list-item>
          </text:list>
        </text:list-item>
        <text:list-item>
          <text:p text:style-name="P3"><text:span text:style-name="T1">Upload Files to Colab:</text:span></text:p>
          <text:list>
            <text:list-item>
              <text:p text:style-name="P3">Open the "Files" section in Colab and upload the following files:</text:p>
              <text:list>
                <text:list-item>
                  <text:p text:style-name="P3"><text:span text:style-name="T1">req.txt</text:span></text:p>
                </text:list-item>
                <text:list-item>
                  <text:p text:style-name="P3"><text:span text:style-name="T1">test.py</text:span></text:p>
                </text:list-item>
              </text:list>
            </text:list-item>
            <text:list-item>
              <text:p text:style-name="P3">Create two folders named “results” and “models”.</text:p>
            </text:list-item>
          </text:list>
        </text:list-item>
        <text:list-item>
          <text:p text:style-name="P3"><text:span text:style-name="T1">Run the Code:</text:span></text:p>
          <text:list>
            <text:list-item>
              <text:p text:style-name="P3">Execute the code pasted in the Colab cell.</text:p>
            </text:list-item>
            <text:list-item>
              <text:p text:style-name="P3">The code will prompt you to connect to Google Drive. Allow access to Google Drive.</text:p>
            </text:list-item>
            <text:list-item>
              <text:p text:style-name="P3">The code will then start running the code and unzipping the training dataset. (Make sure to replace the path to the zip file in the Zipfile code with your path). </text:p>
            </text:list-item>
            <text:list-item>
              <text:p text:style-name="P3">This will create the data folder containing the dataset.</text:p>
            </text:list-item>
            <text:list-item>
              <text:p text:style-name="P3">Now run the code to train the model.</text:p>
            </text:list-item>
            <text:list-item>
              <text:p text:style-name="P3">This will take approximately 8 hrs to train the model. Make sure that the colab notebook does not crash and closely monitor the notebook so that the runtime does not get disconnected if left idle.</text:p>
            </text:list-item>
          </text:list>
        </text:list-item>
        <text:list-item>
          <text:p text:style-name="P2" loext:marker-style-name="T1"><text:span text:style-name="T1">After the Model is trained:</text:span><text:span text:style-name="T1"/></text:p>
          <text:list>
            <text:list-item>
              <text:p text:style-name="P2" loext:marker-style-name="T1">Download the model to your machine.<text:span text:style-name="T1"/></text:p>
            </text:list-item>
            <text:list-item>
              <text:p text:style-name="P2" loext:marker-style-name="T1">Now upload the model to your google drive.<text:span text:style-name="T1"/></text:p>
            </text:list-item>
            <text:list-item>
              <text:p text:style-name="P2" loext:marker-style-name="T1">Now create a new cell and paste the code provided in testing.py to test the code.<text:span text:style-name="T1"/></text:p>
            </text:list-item>
            <text:list-item>
              <text:p text:style-name="P2" loext:marker-style-name="T1">In the file section upload the image that you want to test on and replace the path with the path of the image in the code (Change the variable image_path).<text:span text:style-name="T1"/></text:p>
            </text:list-item>
            <text:list-item>
              <text:p text:style-name="P2" loext:marker-style-name="T1">Run the code to get the classification.<text:span text:style-name="T1"/></text:p>
            </text:list-item>
          </text:list>
        </text:list-item>
        <text:list-item>
          <text:p text:style-name="P3"><text:span text:style-name="T1">Note:</text:span></text:p>
          <text:list>
            <text:list-item>
              <text:p text:style-name="P3" loext:marker-style-name="T1"><text:span text:style-name="T1">Training using the GPU would take approximately 8 hrs, otherwise if run using CPU it could take some days.</text:span><text:span text:style-name="T1"/></text:p>
            </text:list-item>
            <text:list-item>
              <text:p text:style-name="P3">Ensure that you have the required permissions to access the provided Google Drive link.</text:p>
            </text:list-item>
            <text:list-item>
              <text:p text:style-name="P3">Follow the instructions in the Colab notebook to complete the setup and run the code.</text:p>
            </text:list-item>
            <text:list-item>
              <text:p text:style-name="P3" loext:marker-style-name="T1"><text:soft-page-break/><text:span text:style-name="T1">Due to technological limitations images around 4mb or greater crash the google colab notebook as the notebook is not able to handle both the image and the model causing the ram in the notebook to reach its limit thus crashing the runtime.</text:span><text:span text:style-name="T1"/></text:p>
            </text:list-item>
            <text:list-item>
              <text:p text:style-name="P3" loext:marker-style-name="T1"><text:span text:style-name="T1">If you are unable to run the code, please refer to the videos provided.</text:span><text:span text:style-name="T1"/></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uber Jain</meta:initial-creator>
    <meta:editing-cycles>5</meta:editing-cycles>
    <meta:creation-date>2023-11-24T14:09:00</meta:creation-date>
    <dc:date>2024-11-14T11:56:50.549691982</dc:date>
    <meta:editing-duration>PT52M49S</meta:editing-duration>
    <meta:generator>LibreOffice/24.2.3.2$Linux_X86_64 LibreOffice_project/420$Build-2</meta:generator>
    <meta:document-statistic meta:table-count="0" meta:image-count="0" meta:object-count="0" meta:page-count="2" meta:paragraph-count="30" meta:word-count="387" meta:character-count="2036" meta:non-whitespace-character-count="1706"/>
    <meta:user-defined meta:name="AppVersion">16.0000</meta:user-defined>
    <meta:template xlink:type="simple" xlink:actuate="onRequest" xlink:title="Normal" xlink:href=""/>
  </office:meta>
</office:document-meta>
</file>